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master-page-name="">
      <style:paragraph-properties fo:margin-top="0cm" fo:margin-bottom="0cm" style:contextual-spacing="true" fo:line-height="150%" fo:text-align="center" style:justify-single-word="false" fo:text-indent="1.251cm" style:auto-text-indent="false" style:page-number="auto"/>
      <style:text-properties style:font-name="times new roman" fo:font-size="10pt" fo:language="bg" fo:country="BG" fo:font-style="normal" fo:font-weight="bold" officeooo:rsid="000aa300" officeooo:paragraph-rsid="000aa300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true" fo:line-height="150%" fo:text-align="center" style:justify-single-word="false" fo:text-indent="1.251cm" style:auto-text-indent="false"/>
      <style:text-properties style:font-name="times new roman" fo:language="bg" fo:country="BG" fo:font-style="normal" fo:font-weight="bold" officeooo:rsid="0008a6e1" officeooo:paragraph-rsid="00147c20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lef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language="bg" fo:country="BG" fo:font-style="italic" fo:font-weight="bold" officeooo:rsid="0009e80a" officeooo:paragraph-rsid="00147c20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top="0cm" fo:margin-bottom="0cm" style:contextual-spacing="true" fo:line-height="150%" fo:text-align="center" style:justify-single-word="false" fo:text-indent="1.251cm" style:auto-text-indent="false"/>
      <style:text-properties style:font-name="times new roman" fo:language="bg" fo:country="BG" fo:font-style="italic" fo:font-weight="normal" officeooo:rsid="0008a6e1" officeooo:paragraph-rsid="0008a6e1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language="bg" fo:country="BG" fo:font-style="italic" fo:font-weight="bold" officeooo:rsid="0009e80a" officeooo:paragraph-rsid="0009e80a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language="bg" fo:country="BG" fo:font-style="italic" fo:font-weight="normal" officeooo:rsid="000aa300" officeooo:paragraph-rsid="000aa30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language="bg" fo:country="BG" fo:font-style="italic" fo:font-weight="bold" officeooo:rsid="0009e80a" officeooo:paragraph-rsid="000aa300" style:font-style-asian="italic" style:font-weight-asian="bold" style:font-style-complex="italic" style:font-weight-complex="bold"/>
    </style:style>
    <style:style style:name="T1" style:family="text">
      <style:text-properties officeooo:rsid="0009e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 проект по „Социално-правни аспекти на информационните технологии“</text:p>
      <text:p text:style-name="P2">Тема <text:span text:style-name="T1">по социално и правни аспеки на информационните технологии</text:span></text:p>
      <text:p text:style-name="P3">подзаглавие</text:p>
      <text:p text:style-name="P4">Изпълнител – Цветомир Стайков, Компютърни науки, 1MI0800469</text:p>
      <text:p text:style-name="P4">Проверил - гл. ас. д-р Калина Георгиева</text:p>
      <text:p text:style-name="P5">1. Нормативни източници</text:p>
      <text:p text:style-name="P6">Тук започва текста</text:p>
      <text:p text:style-name="P5">2. Ненормативни източници</text:p>
      <text:p text:style-name="P6">Тук започва текста</text:p>
      <text:p text:style-name="P5">3. Самото решение</text:p>
      <text:p text:style-name="P6">Тук започва текста</text:p>
      <text:p text:style-name="P7">4. Заключение</text:p>
      <text:p text:style-name="P6">Тук започва текста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2:41:10.711678544</meta:creation-date>
    <meta:generator>LibreOffice/25.2.6.2$Linux_X86_64 LibreOffice_project/520$Build-2</meta:generator>
    <dc:date>2025-10-31T12:59:12.168592992</dc:date>
    <meta:editing-duration>PT17M59S</meta:editing-duration>
    <meta:editing-cycles>8</meta:editing-cycles>
    <meta:document-statistic meta:table-count="0" meta:image-count="0" meta:object-count="0" meta:page-count="1" meta:paragraph-count="13" meta:word-count="54" meta:character-count="393" meta:non-whitespace-character-count="351"/>
  </office:meta>
</office:document-meta>
</file>